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ux Commands and description:</text:p>
      <text:p text:style-name="Standard"/>
      <text:list xml:id="list1744510744" text:style-name="L1">
        <text:list-item>
          <text:p text:style-name="P1">]$ pwd -&gt; to get the path of present working directory</text:p>
        </text:list-item>
        <text:list-item>
          <text:p text:style-name="P1">]$ mkdir &lt;dirname&gt; <text:s text:c="2"/>-&gt; to create the directory </text:p>
          <text:p text:style-name="P1"><text:s text:c="9"/>opt: -p -&gt; to create parent and child together</text:p>
        </text:list-item>
        <text:list-item>
          <text:p text:style-name="P1">]$ cd &lt;dirname&gt; <text:s text:c="3"/>-&gt; to change the directory</text:p>
        </text:list-item>
        <text:list-item>
          <text:p text:style-name="P1">]$ cd ..<text:tab/><text:tab/> <text:s text:c="5"/>-&gt; to move up the hierarchy of path</text:p>
          <text:p text:style-name="P1"><text:s text:c="6"/>opt: ]$ cd &lt;par.dir&gt;/&lt;child.dir&gt; <text:s/>-&gt; to move down (here 2) levels of hierarchy</text:p>
        </text:list-item>
        <text:list-item>
          <text:p text:style-name="P1">]$ cd ../.. <text:s text:c="14"/>-&gt; to move up 2 levels in path hierarchy</text:p>
        </text:list-item>
        <text:list-item>
          <text:p text:style-name="P1">]$ vi &lt;filename&gt; -&gt; to create &amp; display new file or to open the existing</text:p>
        </text:list-item>
        <text:list-item>
          <text:p text:style-name="P1">]$ touch &lt;filename&gt; -&gt; just to create the file ( not open ), used to change access time</text:p>
        </text:list-item>
        <text:list-item>
          <text:p text:style-name="P1">]$ ls -&gt; list the contents of directory</text:p>
          <text:p text:style-name="P1"><text:s text:c="10"/>opt: -l -&gt; long listing with complete file desc w/o inode no</text:p>
          <text:p text:style-name="P1"><text:s text:c="17"/>-li -&gt; similar to previous but with inode no</text:p>
          <text:p text:style-name="P1"><text:s text:c="17"/>-a -&gt; list includes the hidden file too</text:p>
        </text:list-item>
      </text:list>
      <text:p text:style-name="Standard"><text:s text:c="30"/>/ <text:s/>-&gt; list all the contents of the root directory</text:p>
      <text:p text:style-name="Standard"><text:s text:c="22"/></text:p>
      <text:p text:style-name="Standard"><text:s text:c="6"/></text:p>
      <text:p text:style-name="Standard"/>
      <text:p text:style-name="Standard"><text:s text:c="7"/>int isalnum(int c);</text:p>
      <text:p text:style-name="Standard"><text:s text:c="7"/>int isalpha(int c);</text:p>
      <text:p text:style-name="Standard"><text:s text:c="7"/>int isascii(int c);</text:p>
      <text:p text:style-name="Standard"><text:s text:c="7"/>int isblank(int c);</text:p>
      <text:p text:style-name="Standard"><text:s text:c="7"/>int iscntrl(int c);</text:p>
      <text:p text:style-name="Standard"><text:s text:c="7"/>int isdigit(int c);</text:p>
      <text:p text:style-name="Standard"><text:s text:c="7"/>int isgraph(int c);</text:p>
      <text:p text:style-name="Standard"><text:s text:c="7"/>int islower(int c);</text:p>
      <text:p text:style-name="Standard"><text:s text:c="7"/>int isprint(int c);</text:p>
      <text:p text:style-name="Standard"><text:s text:c="7"/>int ispunct(int c);</text:p>
      <text:p text:style-name="Standard"><text:s text:c="7"/>int isspace(int c);</text:p>
      <text:p text:style-name="Standard"><text:s text:c="7"/>int isupper(int c);</text:p>
      <text:list xml:id="list762934716" text:continue-numbering="true" text:style-name="L1">
        <text:list-header>
          <text:p text:style-name="P1"><text:s text:c="15"/></text:p>
        </text:list-header>
      </text:list>
      <text:list xml:id="list238764582" text:style-name="L2">
        <text:list-item>
          <text:list>
            <text:list-header>
              <text:p text:style-name="P2"><text:s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cc08 </meta:initial-creator>
    <meta:creation-date>2010-07-12T16:01:12</meta:creation-date>
    <dc:date>2010-07-13T16:32:04</dc:date>
    <dc:creator>ecc08 </dc:creator>
    <meta:editing-duration>PT00H15M15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31" meta:word-count="206" meta:character-count="1268"/>
  </office:meta>
</office:document-meta>
</file>